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e4f" officeooo:paragraph-rsid="00108e4f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08e4f" officeooo:paragraph-rsid="00108e4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set have 5 feature and one target class</text:p>
      <text:p text:style-name="P1">5 features are number of leaves,height,color,texture,average</text:p>
      <text:p text:style-name="P1">last one is of target class i.e. which seedling is that</text:p>
      <text:p text:style-name="P1"><text:s/><text:tab/>1 column is number of leaves to seedling</text:p>
      <text:p text:style-name="P1"><text:s/><text:tab/>2 column is height of seedling</text:p>
      <text:p text:style-name="P1"><text:s/><text:tab/>3 column is color of seedling</text:p>
      <text:p text:style-name="P1"><text:s/><text:tab/>4 column is texture of seedling</text:p>
      <text:p text:style-name="P2"><text:s/><text:tab/>5 column is average length of leaf of seedling</text:p>
      <text:p text:style-name="P2">1<text:span text:style-name="T1">st</text:span> , 2<text:span text:style-name="T1">nd</text:span> and 5<text:span text:style-name="T1">th</text:span> column already consist numerical values so took numerical values for some feature.take a look to what is feature and what is numerical value for that feature.</text:p>
      <text:p text:style-name="P1">3<text:span text:style-name="T1">rd</text:span> column is of <text:s/>color of seedling for simplicity we select some numerical values to perticular color</text:p>
      <text:p text:style-name="P1"><text:tab/>white <text:tab/><text:tab/><text:tab/>100</text:p>
      <text:p text:style-name="P1"><text:tab/>reddish <text:tab/><text:tab/>101</text:p>
      <text:p text:style-name="P1"><text:tab/>brown<text:tab/><text:tab/><text:tab/>102</text:p>
      <text:p text:style-name="P1"><text:tab/>green <text:tab/><text:tab/><text:tab/>103</text:p>
      <text:p text:style-name="P1"><text:tab/>faint green<text:tab/><text:tab/>104</text:p>
      <text:p text:style-name="P2"><text:tab/>yellow <text:tab/><text:tab/>105</text:p>
      <text:p text:style-name="P1">4<text:span text:style-name="T1">th</text:span> column is of texture of seedling for again simplicity we take numerical values for texture</text:p>
      <text:p text:style-name="P1"><text:tab/>smooth<text:tab/><text:tab/><text:tab/>0</text:p>
      <text:p text:style-name="P2"><text:tab/>rough<text:tab/><text:tab/><text:tab/>1</text:p>
      <text:p text:style-name="P1">now 6<text:span text:style-name="T1">th</text:span> <text:s/>column which is of target </text:p>
      <text:p text:style-name="P1"><text:tab/>mango<text:tab/><text:tab/><text:tab/>1</text:p>
      <text:p text:style-name="P1"><text:tab/>tomato<text:tab/><text:tab/><text:tab/>2</text:p>
      <text:p text:style-name="P1"><text:tab/>peanut<text:tab/><text:tab/><text:tab/>3</text:p>
      <text:p text:style-name="P1"><text:tab/>almond<text:tab/><text:tab/>4</text:p>
      <text:p text:style-name="P1"><text:tab/> mustard<text:tab/><text:tab/>5</text:p>
      <text:p text:style-name="P2"><text:tab/>coconut<text:tab/><text:tab/>6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4:51:09.425867042</meta:creation-date>
    <dc:date>2018-05-31T15:05:58.639178331</dc:date>
    <meta:editing-duration>PT18S</meta:editing-duration>
    <meta:editing-cycles>1</meta:editing-cycles>
    <meta:document-statistic meta:table-count="0" meta:image-count="0" meta:object-count="0" meta:page-count="1" meta:paragraph-count="26" meta:word-count="160" meta:character-count="919" meta:non-whitespace-character-count="731"/>
    <meta:generator>LibreOffice/5.1.6.2$Linux_X86_64 LibreOffice_project/10m0$Build-2</meta:generator>
  </office:meta>
</office:document-meta>
</file>